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7.632cm"/>
    </style:style>
    <style:style style:name="gr2" style:family="graphic" style:parent-style-name="standard">
      <style:graphic-properties draw:textarea-horizontal-align="justify" draw:textarea-vertical-align="middle" draw:auto-grow-height="false" fo:min-height="0.57cm" fo:min-width="3.4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06cm" fo:min-width="3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3.53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3.46cm"/>
    </style:style>
    <style:style style:name="gr7" style:family="graphic" style:parent-style-name="standard">
      <style:graphic-properties draw:textarea-horizontal-align="justify" draw:textarea-vertical-align="middle" draw:auto-grow-height="false" fo:min-height="1.8cm" fo:min-width="1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1.5cm" svg:height="3cm" svg:x="5.6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3cm" svg:height="1.3cm" svg:x="6.2cm" svg:y="3.8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.35cm" svg:y1="3.2cm" svg:x2="10.138cm" svg:y2="3.8cm" draw:start-shape="id1" draw:start-glue-point="8" draw:end-shape="id2" draw:end-glue-point="4" svg:d="M11350 3200l-1212 600" svg:viewBox="0 0 1213 601">
          <text:p/>
        </draw:connector>
        <draw:custom-shape draw:style-name="gr4" draw:text-style-name="P1" xml:id="id3" draw:id="id3" draw:layer="layout" svg:width="6cm" svg:height="1.2cm" svg:x="10.9cm" svg:y="6.2cm">
          <text:p text:style-name="P1">Pobierz b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35cm" svg:y1="5.1cm" svg:x2="14.65cm" svg:y2="6.2cm" draw:start-shape="id2" draw:start-glue-point="8" draw:end-shape="id3" draw:end-glue-point="4" svg:d="M9350 5100l5300 1100" svg:viewBox="0 0 5301 1101">
          <text:p/>
        </draw:connector>
        <draw:connector draw:style-name="gr3" draw:text-style-name="P2" draw:layer="layout" draw:type="line" svg:x1="13.9cm" svg:y1="7.4cm" svg:x2="10.7cm" svg:y2="7.9cm" draw:start-shape="id3" draw:start-glue-point="8" draw:end-shape="id4" draw:end-glue-point="4" svg:d="M13900 7400l-3200 500" svg:viewBox="0 0 3201 501">
          <text:p/>
        </draw:connector>
        <draw:custom-shape draw:style-name="gr5" draw:text-style-name="P1" xml:id="id5" draw:id="id5" draw:layer="layout" svg:width="6.4cm" svg:height="1.9cm" svg:x="14.2cm" svg:y="18.7cm">
          <text:p text:style-name="P1">Drukuj a &gt;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5.6cm" svg:height="2cm" svg:x="8.1cm" svg:y="24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4cm" svg:y1="20.6cm" svg:x2="12.88cm" svg:y2="24.693cm" draw:start-shape="id5" draw:start-glue-point="8" draw:end-shape="id6" draw:end-glue-point="11" svg:d="M17400 20600l-4520 4093" svg:viewBox="0 0 4521 4094">
          <text:p/>
        </draw:connector>
        <draw:custom-shape draw:style-name="gr7" draw:text-style-name="P1" xml:id="id4" draw:id="id4" draw:layer="layout" svg:width="4.6cm" svg:height="4.1cm" svg:x="8.4cm" svg:y="7.9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13cm" svg:y1="9.95cm" svg:x2="18.2cm" svg:y2="18.7cm" draw:start-shape="id4" draw:start-glue-point="7" draw:end-shape="id5" draw:end-glue-point="4" svg:d="M13000 9950h5200v8750" svg:viewBox="0 0 5201 8751">
          <text:p text:style-name="P1"><text:s text:c="11"/><text:s text:c="11"/><text:s text:c="11"/><text:s text:c="6"/>TAK</text:p>
        </draw:connector>
        <draw:custom-shape draw:style-name="gr7" draw:text-style-name="P1" xml:id="id7" draw:id="id7" draw:layer="layout" svg:width="4.6cm" svg:height="4.1cm" svg:x="4.2cm" svg:y="12.1cm">
          <text:p text:style-name="P1">b &l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8.4cm" svg:y1="9.95cm" svg:x2="6.5cm" svg:y2="12.1cm" draw:start-shape="id4" draw:start-glue-point="5" draw:end-shape="id7" draw:end-glue-point="4" svg:d="M8400 9950h-1900v2150" svg:viewBox="0 0 1901 2151">
          <text:p text:style-name="P1"/>
          <text:p text:style-name="P1"/>
          <text:p text:style-name="P1"><text:s text:c="9"/>NIE</text:p>
        </draw:connector>
        <draw:custom-shape draw:style-name="gr5" draw:text-style-name="P1" xml:id="id8" draw:id="id8" draw:layer="layout" svg:width="6.4cm" svg:height="1.9cm" svg:x="7.4cm" svg:y="18.8cm">
          <text:p text:style-name="P1">Drukuj b &lt;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8.8cm" svg:y1="14.15cm" svg:x2="11.4cm" svg:y2="18.8cm" draw:start-shape="id7" draw:start-glue-point="7" draw:end-shape="id8" draw:end-glue-point="4" svg:d="M8800 14150h2600v4650" svg:viewBox="0 0 2601 4651">
          <text:p text:style-name="P1">TAK</text:p>
        </draw:connector>
        <draw:custom-shape draw:style-name="gr5" draw:text-style-name="P1" xml:id="id9" draw:id="id9" draw:layer="layout" svg:width="6.4cm" svg:height="1.9cm" svg:x="-0.3cm" svg:y="20.3cm">
          <text:p text:style-name="P1">Drukuj b =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2cm" svg:y1="14.15cm" svg:x2="3.7cm" svg:y2="20.3cm" draw:start-shape="id7" draw:start-glue-point="5" draw:end-shape="id9" draw:end-glue-point="4" svg:d="M4200 14150h-501v4101h1v2049" svg:viewBox="0 0 502 6151">
          <text:p text:style-name="P1"><text:s text:c="11"/>NIE</text:p>
        </draw:connector>
        <draw:connector draw:style-name="gr3" draw:text-style-name="P2" draw:layer="layout" draw:type="line" svg:x1="10.6cm" svg:y1="20.7cm" svg:x2="10.9cm" svg:y2="24.4cm" draw:start-shape="id8" draw:start-glue-point="8" draw:end-shape="id6" draw:end-glue-point="4" svg:d="M10600 20700l300 3700" svg:viewBox="0 0 301 3701">
          <text:p/>
        </draw:connector>
        <draw:connector draw:style-name="gr3" draw:text-style-name="P2" draw:layer="layout" draw:type="line" svg:x1="2.1cm" svg:y1="22.2cm" svg:x2="8.92cm" svg:y2="24.693cm" draw:start-shape="id9" draw:start-glue-point="7" draw:end-shape="id6" draw:end-glue-point="5" svg:d="M2100 22200l6820 2493" svg:viewBox="0 0 6821 2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6.864118699</meta:creation-date>
    <dc:date>2019-11-06T08:33:01.302889903</dc:date>
    <meta:editing-duration>PT10M54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